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timreschop.github.io/Modul_6-Data_Librarian_Praxisprojekt/" text:style-name="Internet_20_link" text:visited-style-name="Visited_20_Internet_20_Link">https://timreschop.github.io/Modul_6-Data_Librarian_Praxisprojekt/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4:14:22.821560705</meta:creation-date>
    <dc:date>2025-08-19T15:47:07.623641300</dc:date>
    <meta:editing-duration>PT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66" meta:non-whitespace-character-count="66"/>
  </office:meta>
</office:document-meta>
</file>